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5cm" svg:height="0.669cm" svg:x="1.254cm" svg:y="1.381cm">
          <text:p text:style-name="P1"><text:span text:style-name="T1">read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55cm" svg:height="0.669cm" svg:x="1.254cm" svg:y="2.281cm">
          <text:p text:style-name="P1"><text:span text:style-name="T1">interp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5.135cm" svg:height="0.669cm" svg:x="6.533cm" svg:y="2.304cm">
          <text:p text:style-name="P1"><text:span text:style-name="T1">bicubicinterpo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2.615cm" svg:x2="6.533cm" svg:y2="2.638cm" draw:start-shape="id1" draw:start-glue-point="1" draw:end-shape="id2" draw:end-glue-point="3" svg:d="M5804 2615l729 23" svg:viewBox="0 0 730 24">
          <text:p/>
        </draw:connector>
        <draw:custom-shape draw:style-name="gr1" draw:text-style-name="P2" draw:layer="layout" svg:width="4.55cm" svg:height="0.669cm" svg:x="1.254cm" svg:y="3.181cm">
          <text:p text:style-name="P1"><text:span text:style-name="T1">cse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4.081cm">
          <text:p text:style-name="P1"><text:span text:style-name="T1">freemem_c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8-03T13:55:57.786327406</dc:date>
    <meta:editing-duration>P0D</meta:editing-duration>
    <meta:editing-cycles>3</meta:editing-cycles>
    <meta:generator>LibreOffice/4.2.8.2$Linux_X86_64 LibreOffice_project/420m0$Build-2</meta:generator>
    <meta:document-statistic meta:object-count="6"/>
  </office:meta>
</office:document-meta>
</file>